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719" officeooo:paragraph-rsid="000e2719"/>
    </style:style>
    <style:style style:name="P2" style:family="paragraph" style:parent-style-name="Standard">
      <style:paragraph-properties style:writing-mode="lr-tb"/>
      <style:text-properties officeooo:rsid="000e2719" officeooo:paragraph-rsid="000fbe3c"/>
    </style:style>
    <style:style style:name="P3" style:family="paragraph" style:parent-style-name="Standard">
      <style:text-properties officeooo:paragraph-rsid="000e2719"/>
    </style:style>
    <style:style style:name="P4" style:family="paragraph" style:parent-style-name="Standard">
      <style:text-properties officeooo:rsid="000fbe3c" officeooo:paragraph-rsid="000fbe3c"/>
    </style:style>
    <style:style style:name="P5" style:family="paragraph" style:parent-style-name="Standard">
      <style:text-properties fo:font-weight="bold" officeooo:rsid="000fbe3c" officeooo:paragraph-rsid="000fbe3c" style:font-weight-asian="bold" style:font-weight-complex="bold"/>
    </style:style>
    <style:style style:name="P6" style:family="paragraph" style:parent-style-name="Standard">
      <style:paragraph-properties style:writing-mode="lr-tb"/>
      <style:text-properties fo:font-weight="normal" officeooo:rsid="000fbe3c" officeooo:paragraph-rsid="000fbe3c" style:font-weight-asian="normal" style:font-weight-complex="normal"/>
    </style:style>
    <style:style style:name="P7" style:family="paragraph" style:parent-style-name="Standard">
      <style:paragraph-properties style:writing-mode="lr-tb"/>
      <style:text-properties fo:font-weight="normal" officeooo:rsid="000fbe3c" officeooo:paragraph-rsid="000fcba1" style:font-weight-asian="normal" style:font-weight-complex="normal"/>
    </style:style>
    <style:style style:name="T1" style:family="text">
      <style:text-properties officeooo:rsid="000e27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Все прилагательные могут образовывать сравнительную степень посредством tara, f. ā, а превосходную – посредством tama, f. ā (которые склоняются обычным образом), например:</text:p>
      <text:p text:style-name="Standard">priya → priyatara → priyatama</text:p>
      <text:p text:style-name="P3">guru → gurutara → gurutama</text:p>
      <text:p text:style-name="Standard"/>
      <text:p text:style-name="Standard">2. Реже сравнительная степень образуется посредством суффикса īyas, а превосходная степень – посредством iṣṭha, f. ā. Эти суффиксы присоединяются не к прилагательным, а к</text:p>
      <text:p text:style-name="Standard">корням, например: pāpa → pāpīyas → pāpiṣṭha</text:p>
      <text:p text:style-name="Standard"/>
      <text:p text:style-name="Standard"><text:span text:style-name="T1">3</text:span>. Сравнительная степень сочетается с Аbl., а превосходная степень — с Gen. или Loc.</text:p>
      <text:p text:style-name="Standard"/>
      <text:p text:style-name="Standard"><text:span text:style-name="T1">4. </text:span>Сравнительной степени часто присуще значение усиленной превосходной, например: garīyān ‘самый досточтимый’.</text:p>
      <text:p text:style-name="Standard"/>
      <text:p text:style-name="P1">5. Суффиксы сравнительной и превосходной степеней могут присоединяться также к существительным</text:p>
      <text:p text:style-name="P1"/>
      <text:p text:style-name="P5">Наречия:</text:p>
      <text:p text:style-name="P4"/>
      <text:p text:style-name="P4">Acc sg n форма прилагательного может выступать как наречие </text:p>
      <text:p text:style-name="P4"/>
      <text:p text:style-name="P5">Сандхи</text:p>
      <text:p text:style-name="P5"/>
      <text:p text:style-name="P6">Правило руки для ретрофлекссии s: Сразу после r, k <text:s/>и гласных кроме a or ā, то есть u, i и дифтонги s превращается в ṣ, даже если после гласной идёт ṃ или ḥ (только если s не на конце слова или за ней не следует r)</text:p>
      <text:p text:style-name="P6"/>
      <text:p text:style-name="P6"/>
      <text:p text:style-name="P6">Относительные предложения:</text:p>
      <text:p text:style-name="P6">यः… सः который … он (Nom Sg Masc)</text:p>
      <text:p text:style-name="P6">ये… ते <text:s/>которые … они (Nom Pl Masc)</text:p>
      <text:p text:style-name="P6">यद्… तद् которое … то (Nom Sg Ntr).</text:p>
      <text:p text:style-name="P6"/>
      <text:p text:style-name="P6"/>
      <text:p text:style-name="P6">आशा- (f.) hope; desire, wish</text:p>
      <text:p text:style-name="P6">कथा- (f.) <text:s/>story</text:p>
      <text:p text:style-name="P6">कन्या- (f.) girl; daughter</text:p>
      <text:p text:style-name="P6">चिन्ता- (f.) care, worry</text:p>
      <text:p text:style-name="P6">छाया- (f.) shadow</text:p>
      <text:p text:style-name="P6">माया- (f.) magic, miracle; illusion</text:p>
      <text:p text:style-name="P6">जरा- (f.) old age</text:p>
      <text:p text:style-name="P6">सेना- (f.) army</text:p>
      <text:p text:style-name="P6">पूजा- (f.) honour; respect</text:p>
      <text:p text:style-name="P6">पृतना- (f.) battle</text:p>
      <text:p text:style-name="P6">बाला- (f.) girl; daughter</text:p>
      <text:p text:style-name="P6">प्रभा- (f.) splendour; radiance; beauty</text:p>
      <text:p text:style-name="P6">प्रजा- (f.) child, offspring; (a ruler’s) subject</text:p>
      <text:p text:style-name="P6">प्रज्ञा- (f.) knowledge, wisdom</text:p>
      <text:p text:style-name="P6">प्राज्ञ- (Adj) wise</text:p>
      <text:p text:style-name="P6"><text:soft-page-break/>भार्या- (f.) wife</text:p>
      <text:p text:style-name="P7">उग्र- (Adj) fierce, terrible</text:p>
      <text:p text:style-name="P6">अमर- (Adj) immortal; (m.) god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5:20:38.262813316</meta:creation-date>
    <dc:date>2025-03-05T15:43:37.732711538</dc:date>
    <meta:editing-duration>PT22M58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34" meta:word-count="254" meta:character-count="1555" meta:non-whitespace-character-count="1328"/>
  </office:meta>
</office:document-meta>
</file>